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fde1" officeooo:paragraph-rsid="001dfde1"/>
    </style:style>
    <style:style style:name="P2" style:family="paragraph" style:parent-style-name="Text_20_body" style:list-style-name="L2">
      <style:text-properties officeooo:rsid="001dfde1" officeooo:paragraph-rsid="001dfde1"/>
    </style:style>
    <style:style style:name="P3" style:family="paragraph" style:parent-style-name="Text_20_body">
      <style:text-properties fo:font-style="italic" officeooo:rsid="001dfde1" officeooo:paragraph-rsid="001dfde1" style:font-style-asian="italic" style:font-style-complex="italic"/>
    </style:style>
    <style:style style:name="P4" style:family="paragraph" style:parent-style-name="Text_20_body">
      <style:text-properties fo:font-style="italic" officeooo:rsid="00217c1a" officeooo:paragraph-rsid="00217c1a" style:font-style-asian="italic" style:font-style-complex="italic"/>
    </style:style>
    <style:style style:name="P5" style:family="paragraph" style:parent-style-name="Text_20_body">
      <style:text-properties fo:font-style="italic" fo:font-weight="normal" officeooo:rsid="0021a661" officeooo:paragraph-rsid="0021a661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officeooo:rsid="001f9a16" officeooo:paragraph-rsid="001f9a16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rsid="00217c1a" officeooo:paragraph-rsid="00217c1a"/>
    </style:style>
    <style:style style:name="P9" style:family="paragraph" style:parent-style-name="Text_20_body" style:list-style-name="L3">
      <style:text-properties officeooo:rsid="00217c1a" officeooo:paragraph-rsid="00217c1a"/>
    </style:style>
    <style:style style:name="P10" style:family="paragraph" style:parent-style-name="Text_20_body" style:list-style-name="L4">
      <style:text-properties officeooo:rsid="00217c1a" officeooo:paragraph-rsid="00217c1a"/>
    </style:style>
    <style:style style:name="P11" style:family="paragraph" style:parent-style-name="Text_20_body">
      <style:text-properties fo:font-size="14pt" officeooo:rsid="00217c1a" officeooo:paragraph-rsid="00217c1a" style:font-size-asian="14pt" style:font-size-complex="14pt"/>
    </style:style>
    <style:style style:name="P12" style:family="paragraph" style:parent-style-name="Text_20_body">
      <style:text-properties style:text-position="0% 100%" fo:font-size="12pt" fo:font-weight="bold" officeooo:rsid="00217c1a" officeooo:paragraph-rsid="00217c1a" style:font-size-asian="10.5pt" style:font-weight-asian="bold" style:font-size-complex="12pt" style:font-weight-complex="bold"/>
    </style:style>
    <style:style style:name="P13" style:family="paragraph" style:parent-style-name="Text_20_body">
      <style:text-properties style:text-position="0% 100%" officeooo:rsid="002267bc" officeooo:paragraph-rsid="002267bc"/>
    </style:style>
    <style:style style:name="P14" style:family="paragraph" style:parent-style-name="Text_20_body">
      <style:text-properties officeooo:rsid="0021a661" officeooo:paragraph-rsid="0021a661"/>
    </style:style>
    <style:style style:name="P15" style:family="paragraph" style:parent-style-name="Text_20_body">
      <style:text-properties fo:font-weight="bold" officeooo:rsid="0021a661" officeooo:paragraph-rsid="0021a661" style:font-weight-asian="bold" style:font-weight-complex="bold"/>
    </style:style>
    <style:style style:name="P16" style:family="paragraph" style:parent-style-name="Text_20_body">
      <style:text-properties fo:font-style="normal" fo:font-weight="normal" officeooo:rsid="0021a661" officeooo:paragraph-rsid="0021a661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officeooo:rsid="002267bc" officeooo:paragraph-rsid="002267bc"/>
    </style:style>
    <style:style style:name="P18" style:family="paragraph" style:parent-style-name="Text_20_body">
      <style:text-properties officeooo:rsid="0022c8d9" officeooo:paragraph-rsid="0022c8d9"/>
    </style:style>
    <style:style style:name="P19" style:family="paragraph" style:parent-style-name="Text_20_body" style:list-style-name="L5">
      <style:text-properties officeooo:rsid="0022c8d9" officeooo:paragraph-rsid="0022c8d9"/>
    </style:style>
    <style:style style:name="P20" style:family="paragraph" style:parent-style-name="Text_20_body">
      <style:text-properties officeooo:rsid="0022c8d9" officeooo:paragraph-rsid="00245923"/>
    </style:style>
    <style:style style:name="P21" style:family="paragraph" style:parent-style-name="Text_20_body">
      <style:text-properties officeooo:rsid="00245923" officeooo:paragraph-rsid="00245923"/>
    </style:style>
    <style:style style:name="P22" style:family="paragraph" style:parent-style-name="Text_20_body">
      <style:text-properties officeooo:rsid="0025e87b" officeooo:paragraph-rsid="0025e87b"/>
    </style:style>
    <style:style style:name="P23" style:family="paragraph" style:parent-style-name="Text_20_body" style:list-style-name="L6">
      <style:text-properties officeooo:rsid="0025e87b" officeooo:paragraph-rsid="0025e87b"/>
    </style:style>
    <style:style style:name="P24" style:family="paragraph" style:parent-style-name="Heading_20_3">
      <style:text-properties officeooo:rsid="001dfde1" officeooo:paragraph-rsid="001dfde1"/>
    </style:style>
    <style:style style:name="P25" style:family="paragraph" style:parent-style-name="Heading_20_3">
      <style:text-properties officeooo:rsid="001ff042" officeooo:paragraph-rsid="001ff042"/>
    </style:style>
    <style:style style:name="P26" style:family="paragraph" style:parent-style-name="Heading_20_3">
      <style:text-properties officeooo:rsid="00217c1a" officeooo:paragraph-rsid="00217c1a"/>
    </style:style>
    <style:style style:name="P27" style:family="paragraph" style:parent-style-name="Heading_20_3">
      <style:text-properties officeooo:rsid="0021a661" officeooo:paragraph-rsid="0021a661"/>
    </style:style>
    <style:style style:name="P28" style:family="paragraph" style:parent-style-name="Heading_20_3">
      <style:text-properties officeooo:rsid="002267bc" officeooo:paragraph-rsid="002267bc"/>
    </style:style>
    <style:style style:name="P29" style:family="paragraph" style:parent-style-name="Heading_20_3">
      <style:text-properties officeooo:rsid="0022c8d9" officeooo:paragraph-rsid="0022c8d9"/>
    </style:style>
    <style:style style:name="P30" style:family="paragraph" style:parent-style-name="Heading_20_3" style:list-style-name="">
      <style:text-properties officeooo:rsid="0022c8d9" officeooo:paragraph-rsid="0022c8d9"/>
    </style:style>
    <style:style style:name="P31" style:family="paragraph" style:parent-style-name="Heading_20_3">
      <style:text-properties officeooo:rsid="00245923" officeooo:paragraph-rsid="00245923"/>
    </style:style>
    <style:style style:name="P32" style:family="paragraph" style:parent-style-name="Heading_20_3" style:list-style-name="">
      <style:text-properties officeooo:rsid="0025e87b" officeooo:paragraph-rsid="0025e87b"/>
    </style:style>
    <style:style style:name="P33" style:family="paragraph" style:parent-style-name="Heading_20_3">
      <style:paragraph-properties fo:break-before="page"/>
      <style:text-properties officeooo:rsid="00217c1a" officeooo:paragraph-rsid="00217c1a"/>
    </style:style>
    <style:style style:name="P34" style:family="paragraph" style:parent-style-name="Heading_20_3">
      <style:paragraph-properties fo:break-before="page"/>
      <style:text-properties officeooo:rsid="0022c8d9" officeooo:paragraph-rsid="0022c8d9"/>
    </style:style>
    <style:style style:name="P35" style:family="paragraph" style:parent-style-name="Heading_20_3">
      <style:paragraph-properties fo:break-before="page"/>
      <style:text-properties officeooo:rsid="0025e87b" officeooo:paragraph-rsid="0025e87b"/>
    </style:style>
    <style:style style:name="P36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officeooo:rsid="001f9a1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officeooo:rsid="0021a661" style:font-weight-asian="normal" style:font-weight-complex="normal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super 58%"/>
    </style:style>
    <style:style style:name="T13" style:family="text">
      <style:text-properties officeooo:rsid="002459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Notes</text:p>
      <text:h text:style-name="P25" text:outline-level="3">Reinforcement learning</text:h>
      <text:list xml:id="list7124704375624172061" text:style-name="L1">
        <text:list-item>
          <text:p text:style-name="P7">There is no supervisor, only a reward signal.</text:p>
        </text:list-item>
        <text:list-item>
          <text:p text:style-name="P7">Feedback is delayed, not instantaneous.</text:p>
        </text:list-item>
        <text:list-item>
          <text:p text:style-name="P7">Time really matters (sequential, non i.i.d data).</text:p>
        </text:list-item>
        <text:list-item>
          <text:p text:style-name="P7">An agent’s actions affect the subsequent data it receives.</text:p>
        </text:list-item>
      </text:list>
      <text:h text:style-name="P24" text:outline-level="3">Rewards</text:h>
      <text:list xml:id="list3447465554101041783" text:style-name="L2">
        <text:list-item>
          <text:p text:style-name="P2">A reward Rt is a scalar feedback signal.</text:p>
        </text:list-item>
        <text:list-item>
          <text:p text:style-name="P2">Indicates how well the agent is doing at time step t.</text:p>
        </text:list-item>
        <text:list-item>
          <text:p text:style-name="P2">The agent’s job is to maximise cumulative reward.</text:p>
        </text:list-item>
      </text:list>
      <text:p text:style-name="P1">Reinforcement learning is based on the reward hypothesis:</text:p>
      <text:p text:style-name="P3">“All goals can be described by the maximisation of expected cumulative reward.”</text:p>
      <text:h text:style-name="Heading_20_3" text:outline-level="3">Sequential <text:span text:style-name="T1">decision making</text:span></text:h>
      <text:p text:style-name="P6">Goal: select actions to maximise total future reward.</text:p>
      <text:p text:style-name="P6">Actions may have long term consequences.</text:p>
      <text:p text:style-name="P6">Reward may be delayed.</text:p>
      <text:p text:style-name="P6">It may be better to sacrifice immediate reward to gain more long-term reward.</text:p>
      <text:h text:style-name="P26" text:outline-level="3">Agent and environment</text:h>
      <text:p text:style-name="P8">At each step <text:span text:style-name="T2">t </text:span><text:span text:style-name="T3">the agent:</text:span></text:p>
      <text:list xml:id="list7400985045827696194" text:style-name="L3">
        <text:list-item>
          <text:p text:style-name="P9"><text:span text:style-name="T3">Executes action At</text:span></text:p>
        </text:list-item>
        <text:list-item>
          <text:p text:style-name="P9"><text:span text:style-name="T3">Receives observation Ot</text:span></text:p>
        </text:list-item>
        <text:list-item>
          <text:p text:style-name="P9"><text:span text:style-name="T3">Receives scalar reward Rt</text:span></text:p>
        </text:list-item>
      </text:list>
      <text:p text:style-name="P8"><text:span text:style-name="T3">The environment:</text:span></text:p>
      <text:list xml:id="list7196756994993218976" text:style-name="L4">
        <text:list-item>
          <text:p text:style-name="P10"><text:span text:style-name="T3">Recieves action At</text:span></text:p>
        </text:list-item>
        <text:list-item>
          <text:p text:style-name="P10"><text:span text:style-name="T3">Emits observation Ot + 1</text:span></text:p>
        </text:list-item>
        <text:list-item>
          <text:p text:style-name="P10"><text:span text:style-name="T3">Emits scalar reward Rt + 1</text:span></text:p>
        </text:list-item>
      </text:list>
      <text:p text:style-name="P4">t<text:span text:style-name="T3"> increments at env. step.</text:span></text:p>
      <text:h text:style-name="P33" text:outline-level="3">History and state</text:h>
      <text:p text:style-name="P8">The <text:span text:style-name="T4">history</text:span><text:span text:style-name="T5"> is the sequence of observation, actions, rewards.</text:span></text:p>
      <text:p text:style-name="P11"><text:span text:style-name="T5">H</text:span><text:span text:style-name="T7">t</text:span><text:span text:style-name="T9"> = O</text:span><text:span text:style-name="T7">1</text:span><text:span text:style-name="T9">, R</text:span><text:span text:style-name="T7">1</text:span><text:span text:style-name="T9">, A</text:span><text:span text:style-name="T7">1</text:span><text:span text:style-name="T9">, . . . , A</text:span><text:span text:style-name="T7">t – 1</text:span><text:span text:style-name="T9">, O</text:span><text:span text:style-name="T7">t</text:span><text:span text:style-name="T9">, R</text:span><text:span text:style-name="T7">t</text:span></text:p>
      <text:p text:style-name="P12">State <text:span text:style-name="T5">is the information used to determine what happens next.</text:span></text:p>
      <text:p text:style-name="P12"><text:span text:style-name="T5">Formally, state is a function of the history:</text:span></text:p>
      <text:p text:style-name="P12">S<text:span text:style-name="T6">t </text:span>= <text:span text:style-name="T5">f(H</text:span><text:span text:style-name="T7">t</text:span><text:span text:style-name="T5">)</text:span></text:p>
      <text:h text:style-name="P26" text:outline-level="3">Environment state</text:h>
      <text:p text:style-name="P8">The environment state S<text:span text:style-name="T6">t</text:span><text:span text:style-name="T12">e</text:span><text:span text:style-name="T8"> is the environment’s private representation, which is usually not visible to the agent. Even if it is visible, it may contain irrelevant information.</text:span></text:p>
      <text:h text:style-name="P27" text:outline-level="3">Agent state</text:h>
      <text:p text:style-name="P14">The agent state S<text:span text:style-name="T6">t</text:span><text:span text:style-name="T12">a</text:span><text:span text:style-name="T8"> is the agent’s internal representation, it can be any function of the history:</text:span></text:p>
      <text:p text:style-name="P14"><text:span text:style-name="T8">S</text:span><text:span text:style-name="T6">t</text:span><text:span text:style-name="T12">a</text:span><text:span text:style-name="T8"> = f(H</text:span><text:span text:style-name="T6">t</text:span><text:span text:style-name="T8">)</text:span></text:p>
      <text:h text:style-name="P27" text:outline-level="3">Information state</text:h>
      <text:p text:style-name="Text_20_body">An information state (a.k.a <text:span text:style-name="T11">Markov state</text:span><text:span text:style-name="T10">) contains all useful information from the history.</text:span></text:p>
      <text:p text:style-name="P14"><text:span text:style-name="T9">A state S</text:span><text:span text:style-name="T7">t </text:span><text:span text:style-name="T9">is Markov if and only if:</text:span></text:p>
      <text:p text:style-name="P15"><text:span text:style-name="T8">P[S</text:span><text:span text:style-name="T6">t + 1 </text:span><text:span text:style-name="T8">| S</text:span><text:span text:style-name="T6">t</text:span><text:span text:style-name="T8">] = P[S</text:span><text:span text:style-name="T6">t + 1</text:span><text:span text:style-name="T8"> | S</text:span><text:span text:style-name="T6">1</text:span><text:span text:style-name="T8">, …, S</text:span><text:span text:style-name="T6">t</text:span><text:span text:style-name="T8">]</text:span></text:p>
      <text:p text:style-name="P5"><text:span text:style-name="T8">“The future is independent of the past given the present.”</text:span></text:p>
      <text:p text:style-name="P16"><text:span text:style-name="T8">The environment state S</text:span><text:span text:style-name="T6">t</text:span><text:span text:style-name="T12">e</text:span><text:span text:style-name="T8"> is Markov as is the history H</text:span><text:span text:style-name="T6">t</text:span><text:span text:style-name="T8">.</text:span></text:p>
      <text:h text:style-name="P28" text:outline-level="3">Fully observable environments</text:h>
      <text:p text:style-name="P17">Full observability: agent directly observes environment state.</text:p>
      <text:p text:style-name="P17">O<text:span text:style-name="T6">t </text:span><text:span text:style-name="T8">= S</text:span><text:span text:style-name="T6">t</text:span><text:span text:style-name="T12">a</text:span><text:span text:style-name="T8"> = S</text:span><text:span text:style-name="T6">t</text:span><text:span text:style-name="T12">e</text:span></text:p>
      <text:p text:style-name="P13">Agent state = environment state = information state</text:p>
      <text:p text:style-name="P13">Formally this is a Markov decision process (MDP)</text:p>
      <text:h text:style-name="P28" text:outline-level="3">Partially observable environments</text:h>
      <text:p text:style-name="P17">Patial observability: agent indirectly observes environment.</text:p>
      <text:p text:style-name="P17">Now agent != environment state.</text:p>
      <text:p text:style-name="P17">Formally this is a partially observable Markov decision process (POMDP)</text:p>
      <text:h text:style-name="P30" text:outline-level="3"/>
      <text:h text:style-name="P34" text:outline-level="3">Major components of an RL agent</text:h>
      <text:p text:style-name="P18">An RL agent may include one or more of these components:</text:p>
      <text:list xml:id="list2885222562327310434" text:style-name="L5">
        <text:list-item>
          <text:p text:style-name="P19">Policy: agent’s behaviour function</text:p>
        </text:list-item>
        <text:list-item>
          <text:p text:style-name="P19">Value function: how good is each state and/or action</text:p>
        </text:list-item>
        <text:list-item>
          <text:p text:style-name="P19">Model: agent’s representation of the environment</text:p>
        </text:list-item>
      </text:list>
      <text:h text:style-name="P29" text:outline-level="3">Policy</text:h>
      <text:p text:style-name="P18">A policy is the agent’s behaviour, a map from state to action.</text:p>
      <text:p text:style-name="P20">This can be deterministic: a = <text:span text:style-name="T13">π(s)</text:span></text:p>
      <text:p text:style-name="P21">or stochastic: π(a|s) = P[A<text:span text:style-name="T6">t </text:span><text:span text:style-name="T8">= a | S</text:span><text:span text:style-name="T6">t </text:span><text:span text:style-name="T8">= s]</text:span></text:p>
      <text:h text:style-name="P31" text:outline-level="3">Value function</text:h>
      <text:p text:style-name="P21">A value function is a prediction of expected future reward. This is used to evaluate the goodness/badness of states.</text:p>
      <text:h text:style-name="P31" text:outline-level="3">Model</text:h>
      <text:p text:style-name="P21">A model preficts what the environment will do next.</text:p>
      <text:p text:style-name="P21">P predicts the next state, R predicts the next (immediate) reward.</text:p>
      <text:h text:style-name="P31" text:outline-level="3">Categorizing RL agents</text:h>
      <text:p text:style-name="P21">Value based – No policy (implicit), Value function</text:p>
      <text:p text:style-name="P21">Policy based – Policy, No value function</text:p>
      <text:p text:style-name="P21">Actor Critic – Policy, Value function</text:p>
      <text:p text:style-name="P21"/>
      <text:p text:style-name="P21">Model free – Policy and/or Value function, No model</text:p>
      <text:p text:style-name="P21">Model based – Policy and/or Value function, model</text:p>
      <text:h text:style-name="P32" text:outline-level="3"/>
      <text:h text:style-name="P35" text:outline-level="3">Learning and planning</text:h>
      <text:p text:style-name="P22">Two fundamental problems in sequential decision making:</text:p>
      <text:list xml:id="list5719742425788697466" text:style-name="L6">
        <text:list-item>
          <text:p text:style-name="P23">Reinforcement learning</text:p>
          <text:list>
            <text:list-item>
              <text:p text:style-name="P23">The environment is initially unknown</text:p>
            </text:list-item>
            <text:list-item>
              <text:p text:style-name="P23">The agent interacts with the environment</text:p>
            </text:list-item>
            <text:list-item>
              <text:p text:style-name="P23">The agent improves its policy</text:p>
            </text:list-item>
          </text:list>
        </text:list-item>
        <text:list-item>
          <text:p text:style-name="P23">Planning</text:p>
          <text:list>
            <text:list-item>
              <text:p text:style-name="P23">A model of the environment is known.</text:p>
            </text:list-item>
            <text:list-item>
              <text:p text:style-name="P23">The agent performs computations with its model.</text:p>
            </text:list-item>
            <text:list-item>
              <text:p text:style-name="P23">The agent improves its polic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2:35:18.233810507</meta:creation-date>
    <dc:date>2018-04-29T13:17:59.658100508</dc:date>
    <meta:editing-duration>PT39M1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4" meta:paragraph-count="83" meta:word-count="581" meta:character-count="3399" meta:non-whitespace-character-count="2919"/>
  </office:meta>
</office:document-meta>
</file>